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Gergely Daróczi</text:p>
      <text:p text:style-name="Author">Unified plots</text:p>
      <text:p text:style-name="Text_20_body">This document demonstrates the features of unifying plots in <text:span text:style-name="T1">pander</text:span>. First, if you do not want to deal with styling each of your images, just activate it: <text:span text:style-name="T2">evalsOptions('graph.unify', TRUE)</text:span>.</text:p>
      <text:p text:style-name="Text_20_body"><text:span text:style-name="T3">Note</text:span>: please install <text:span text:style-name="T4">lattice</text:span> and <text:span text:style-name="T5">ggplot2</text:span> on your computer prior to trying to run all examples of this document.</text:p>
      <text:h text:style-name="Heading_20_1" text:outline-level="1">Options</text:h>
      <text:p text:style-name="First_20_paragraph">There are a bunch of options you might want to check out, these are:</text:p>
      <text:list text:style-name="L1">
        <text:list-item>
          <text:p text:style-name="P1">graph.nomargin</text:p>
        </text:list-item>
        <text:list-item>
          <text:p text:style-name="P1">graph.fontfamily</text:p>
        </text:list-item>
        <text:list-item>
          <text:p text:style-name="P1">graph.fontcolor</text:p>
        </text:list-item>
        <text:list-item>
          <text:p text:style-name="P1">graph.fontsize</text:p>
        </text:list-item>
        <text:list-item>
          <text:p text:style-name="P1">graph.grid</text:p>
        </text:list-item>
        <text:list-item>
          <text:p text:style-name="P1">graph.grid.minor</text:p>
        </text:list-item>
        <text:list-item>
          <text:p text:style-name="P1">graph.grid.color</text:p>
        </text:list-item>
        <text:list-item>
          <text:p text:style-name="P1">graph.grid.lty</text:p>
        </text:list-item>
        <text:list-item>
          <text:p text:style-name="P1">graph.boxes</text:p>
        </text:list-item>
        <text:list-item>
          <text:p text:style-name="P1">graph.legend.position</text:p>
        </text:list-item>
        <text:list-item>
          <text:p text:style-name="P1">graph.background</text:p>
        </text:list-item>
        <text:list-item>
          <text:p text:style-name="P1">graph.panel.background</text:p>
        </text:list-item>
        <text:list-item>
          <text:p text:style-name="P1">graph.colors</text:p>
        </text:list-item>
        <text:list-item>
          <text:p text:style-name="P1">graph.color.rnd</text:p>
        </text:list-item>
        <text:list-item>
          <text:p text:style-name="P1">graph.axis.angle</text:p>
        </text:list-item>
        <text:list-item>
          <text:p text:style-name="P1">graph.symbol</text:p>
        </text:list-item>
      </text:list>
      <text:p text:style-name="First_20_paragraph">Find more details on <text:a xlink:type="simple" xlink:href="http://rapporter.github.com/pander/#pander-options" office:name=""><text:span text:style-name="Definition"><text:span text:style-name="T6">pander</text:span>'s homepage</text:span></text:a>.</text:p>
      <text:h text:style-name="Heading_20_1" text:outline-level="1">Default options</text:h>
      <text:p text:style-name="First_20_paragraph">Not touching the above ones, let us check out how different plots look like by calling <text:span text:style-name="T7">base</text:span> R graphing function, <text:span text:style-name="T8">lattice</text:span> or <text:span text:style-name="T9">ggplot2</text:span>!</text:p>
      <text:h text:style-name="Heading_20_2" text:outline-level="2">Histogram</text:h>
      <text:h text:style-name="Heading_20_3" text:outline-level="3">Base R plot</text:h>
      <text:p text:style-name="First_20_paragraph"><draw:frame draw:name="img1" svg:width="0pt" svg:height="0pt"><draw:image xlink:href="Pictures/0.png" xlink:type="simple" xlink:show="embed" xlink:actuate="onLoad"/></draw:frame> <text:span text:style-name="T10">WARNING</text:span><text:note text:id="ftn0" text:note-class="footnote"><text:note-citation>1</text:note-citation><text:note-body><text:p text:style-name="Footnote">Applying default formatting to image is somehow compromised (the result could differ from what you specified in <text:span text:style-name="T11">panderOptions</text:span>). Hints: printing <text:span text:style-name="T12">lattice</text:span>/<text:span text:style-name="T13">ggplot2</text:span> is not needed and tweaking <text:span text:style-name="T14">base</text:span> plots with <text:span text:style-name="T15">par</text:span> might have some side-effects!</text:p></text:note-body></text:note></text:p>
      <text:h text:style-name="Heading_20_3" text:outline-level="3">lattice</text:h>
      <text:p text:style-name="Figure"><draw:frame draw:name="img2" svg:width="0pt" svg:height="0pt"><draw:image xlink:href="Pictures/1.png" xlink:type="simple" xlink:show="embed" xlink:actuate="onLoad"/></draw:frame></text:p>
      <text:h text:style-name="Heading_20_3" text:outline-level="3">ggplot2</text:h>
      <text:p text:style-name="Figure"><draw:frame draw:name="img3" svg:width="0pt" svg:height="0pt"><draw:image xlink:href="Pictures/2.png" xlink:type="simple" xlink:show="embed" xlink:actuate="onLoad"/></draw:frame></text:p>
      <text:h text:style-name="Heading_20_2" text:outline-level="2">Barplot</text:h>
      <text:h text:style-name="Heading_20_3" text:outline-level="3">Base R plot</text:h>
      <text:p text:style-name="First_20_paragraph"><draw:frame draw:name="img4" svg:width="0pt" svg:height="0pt"><draw:image xlink:href="Pictures/3.png" xlink:type="simple" xlink:show="embed" xlink:actuate="onLoad"/></draw:frame> <text:span text:style-name="T16">WARNING</text:span><text:note text:id="ftn1" text:note-class="footnote"><text:note-citation>2</text:note-citation><text:note-body><text:p text:style-name="Footnote">Applying default formatting to image is somehow compromised (the result could differ from what you specified in <text:span text:style-name="T17">panderOptions</text:span>). Hints: printing <text:span text:style-name="T18">lattice</text:span>/<text:span text:style-name="T19">ggplot2</text:span> is not needed and tweaking <text:span text:style-name="T20">base</text:span> plots with <text:span text:style-name="T21">par</text:span> might have some side-effects!</text:p></text:note-body></text:note></text:p>
      <text:h text:style-name="Heading_20_3" text:outline-level="3">lattice</text:h>
      <text:p text:style-name="Figure"><draw:frame draw:name="img5" svg:width="0pt" svg:height="0pt"><draw:image xlink:href="Pictures/4.png" xlink:type="simple" xlink:show="embed" xlink:actuate="onLoad"/></draw:frame></text:p>
      <text:h text:style-name="Heading_20_3" text:outline-level="3">ggplot2</text:h>
      <text:p text:style-name="Figure"><draw:frame draw:name="img6" svg:width="0pt" svg:height="0pt"><draw:image xlink:href="Pictures/5.png" xlink:type="simple" xlink:show="embed" xlink:actuate="onLoad"/></draw:frame></text:p>
      <text:h text:style-name="Heading_20_2" text:outline-level="2">Points</text:h>
      <text:h text:style-name="Heading_20_3" text:outline-level="3">Base R plot</text:h>
      <text:p text:style-name="First_20_paragraph"><draw:frame draw:name="img7" svg:width="0pt" svg:height="0pt"><draw:image xlink:href="Pictures/6.png" xlink:type="simple" xlink:show="embed" xlink:actuate="onLoad"/></draw:frame> <text:span text:style-name="T22">WARNING</text:span><text:note text:id="ftn2" text:note-class="footnote"><text:note-citation>3</text:note-citation><text:note-body><text:p text:style-name="Footnote">Applying default formatting to image is somehow compromised (the result could differ from what you specified in <text:span text:style-name="T23">panderOptions</text:span>). Hints: printing <text:span text:style-name="T24">lattice</text:span>/<text:span text:style-name="T25">ggplot2</text:span> is not needed and tweaking <text:span text:style-name="T26">base</text:span> plots with <text:span text:style-name="T27">par</text:span> might have some side-effects!</text:p></text:note-body></text:note></text:p>
      <text:h text:style-name="Heading_20_3" text:outline-level="3">lattice</text:h>
      <text:p text:style-name="Figure"><draw:frame draw:name="img8" svg:width="0pt" svg:height="0pt"><draw:image xlink:href="Pictures/7.png" xlink:type="simple" xlink:show="embed" xlink:actuate="onLoad"/></draw:frame></text:p>
      <text:h text:style-name="Heading_20_3" text:outline-level="3">ggplot2</text:h>
      <text:p text:style-name="Figure"><draw:frame draw:name="img9" svg:width="0pt" svg:height="0pt"><draw:image xlink:href="Pictures/8.png" xlink:type="simple" xlink:show="embed" xlink:actuate="onLoad"/></draw:frame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28">points</text:span>.</text:p>
      <text:h text:style-name="Heading_20_3" text:outline-level="3">lattice</text:h>
      <text:p text:style-name="Figure"><draw:frame draw:name="img10" svg:width="0pt" svg:height="0pt"><draw:image xlink:href="Pictures/9.png" xlink:type="simple" xlink:show="embed" xlink:actuate="onLoad"/></draw:frame></text:p>
      <text:h text:style-name="Heading_20_3" text:outline-level="3">ggplot2</text:h>
      <text:p text:style-name="Figure"><draw:frame draw:name="img11" svg:width="0pt" svg:height="0pt"><draw:image xlink:href="Pictures/10.png" xlink:type="simple" xlink:show="embed" xlink:actuate="onLoad"/></draw:frame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29">par(mfrow=c(foo, bar))</text:span>.</text:p>
      <text:h text:style-name="Heading_20_3" text:outline-level="3">lattice</text:h>
      <text:p text:style-name="Figure"><draw:frame draw:name="img12" svg:width="0pt" svg:height="0pt"><draw:image xlink:href="Pictures/11.png" xlink:type="simple" xlink:show="embed" xlink:actuate="onLoad"/></draw:frame></text:p>
      <text:h text:style-name="Heading_20_3" text:outline-level="3">ggplot2</text:h>
      <text:p text:style-name="Figure"><draw:frame draw:name="img13" svg:width="0pt" svg:height="0pt"><draw:image xlink:href="Pictures/12.png" xlink:type="simple" xlink:show="embed" xlink:actuate="onLoad"/></draw:frame></text:p>
      <text:h text:style-name="Heading_20_2" text:outline-level="2">Boxplot</text:h>
      <text:h text:style-name="Heading_20_3" text:outline-level="3">Base R plot</text:h>
      <text:p text:style-name="First_20_paragraph"><draw:frame draw:name="img14" svg:width="0pt" svg:height="0pt"><draw:image xlink:href="Pictures/13.png" xlink:type="simple" xlink:show="embed" xlink:actuate="onLoad"/></draw:frame> <text:span text:style-name="T30">WARNING</text:span><text:note text:id="ftn3" text:note-class="footnote"><text:note-citation>4</text:note-citation><text:note-body><text:p text:style-name="Footnote">Applying default formatting to image is somehow compromised (the result could differ from what you specified in <text:span text:style-name="T31">panderOptions</text:span>). Hints: printing <text:span text:style-name="T32">lattice</text:span>/<text:span text:style-name="T33">ggplot2</text:span> is not needed and tweaking <text:span text:style-name="T34">base</text:span> plots with <text:span text:style-name="T35">par</text:span> might have some side-effects!</text:p></text:note-body></text:note></text:p>
      <text:h text:style-name="Heading_20_3" text:outline-level="3">lattice</text:h>
      <text:p text:style-name="Figure"><draw:frame draw:name="img15" svg:width="0pt" svg:height="0pt"><draw:image xlink:href="Pictures/14.png" xlink:type="simple" xlink:show="embed" xlink:actuate="onLoad"/></draw:frame></text:p>
      <text:h text:style-name="Heading_20_3" text:outline-level="3">ggplot2</text:h>
      <text:p text:style-name="Figure"><draw:frame draw:name="img16" svg:width="0pt" svg:height="0pt"><draw:image xlink:href="Pictures/15.png" xlink:type="simple" xlink:show="embed" xlink:actuate="onLoad"/></draw:frame></text:p>
      <text:h text:style-name="Heading_20_2" text:outline-level="2">Lines</text:h>
      <text:h text:style-name="Heading_20_3" text:outline-level="3">Base R plot</text:h>
      <text:p text:style-name="First_20_paragraph"><draw:frame draw:name="img17" svg:width="0pt" svg:height="0pt"><draw:image xlink:href="Pictures/16.png" xlink:type="simple" xlink:show="embed" xlink:actuate="onLoad"/></draw:frame> <text:span text:style-name="T36">WARNING</text:span><text:note text:id="ftn4" text:note-class="footnote"><text:note-citation>5</text:note-citation><text:note-body><text:p text:style-name="Footnote">Applying default formatting to image is somehow compromised (the result could differ from what you specified in <text:span text:style-name="T37">panderOptions</text:span>). Hints: printing <text:span text:style-name="T38">lattice</text:span>/<text:span text:style-name="T39">ggplot2</text:span> is not needed and tweaking <text:span text:style-name="T40">base</text:span> plots with <text:span text:style-name="T41">par</text:span> might have some side-effects!</text:p></text:note-body></text:note></text:p>
      <text:h text:style-name="Heading_20_3" text:outline-level="3">lattice</text:h>
      <text:p text:style-name="Figure"><draw:frame draw:name="img18" svg:width="0pt" svg:height="0pt"><draw:image xlink:href="Pictures/17.png" xlink:type="simple" xlink:show="embed" xlink:actuate="onLoad"/></draw:frame></text:p>
      <text:h text:style-name="Heading_20_3" text:outline-level="3">ggplot2</text:h>
      <text:p text:style-name="Figure"><draw:frame draw:name="img19" svg:width="0pt" svg:height="0pt"><draw:image xlink:href="Pictures/18.png" xlink:type="simple" xlink:show="embed" xlink:actuate="onLoad"/></draw:frame></text:p>
      <text:h text:style-name="Heading_20_1" text:outline-level="1">Custom options</text:h>
      <text:p text:style-name="First_20_paragraph">Below you can find some images generated by the exact same commands but with some modified <text:span text:style-name="T42">panderOptions</text:span>:</text:p>
      <text:p text:style-name="P2">panderOptions('graph.fontfamily', "Comic Sans MS")</text:p>
      <text:p text:style-name="P3">panderOptions('graph.fontsize', 18)</text:p>
      <text:p text:style-name="P4">panderOptions('graph.fontcolor', 'blue')</text:p>
      <text:p text:style-name="P5">panderOptions('graph.grid.color', 'blue')</text:p>
      <text:p text:style-name="P6">panderOptions('graph.axis.angle', 3)</text:p>
      <text:p text:style-name="P7">panderOptions('graph.boxes', T)</text:p>
      <text:p text:style-name="P8">panderOptions('graph.legend.position', 'top')</text:p>
      <text:p text:style-name="P9">panderOptions('graph.colors', rainbow(5))</text:p>
      <text:p text:style-name="P10">panderOptions('graph.grid', FALSE)</text:p>
      <text:p text:style-name="P11">panderOptions('graph.symbol', 22)</text:p>
      <text:h text:style-name="Heading_20_2" text:outline-level="2">Histogram</text:h>
      <text:h text:style-name="Heading_20_3" text:outline-level="3">Base R plot</text:h>
      <text:p text:style-name="Figure"><draw:frame draw:name="img20" svg:width="0pt" svg:height="0pt"><draw:image xlink:href="Pictures/19.png" xlink:type="simple" xlink:show="embed" xlink:actuate="onLoad"/></draw:frame></text:p>
      <text:h text:style-name="Heading_20_3" text:outline-level="3">lattice</text:h>
      <text:p text:style-name="Figure"><draw:frame draw:name="img21" svg:width="0pt" svg:height="0pt"><draw:image xlink:href="Pictures/20.png" xlink:type="simple" xlink:show="embed" xlink:actuate="onLoad"/></draw:frame></text:p>
      <text:h text:style-name="Heading_20_3" text:outline-level="3">ggplot2</text:h>
      <text:p text:style-name="Figure"><draw:frame draw:name="img22" svg:width="0pt" svg:height="0pt"><draw:image xlink:href="Pictures/21.png" xlink:type="simple" xlink:show="embed" xlink:actuate="onLoad"/></draw:frame></text:p>
      <text:h text:style-name="Heading_20_2" text:outline-level="2">Barplot</text:h>
      <text:h text:style-name="Heading_20_3" text:outline-level="3">Base R plot</text:h>
      <text:p text:style-name="Figure"><draw:frame draw:name="img23" svg:width="0pt" svg:height="0pt"><draw:image xlink:href="Pictures/22.png" xlink:type="simple" xlink:show="embed" xlink:actuate="onLoad"/></draw:frame></text:p>
      <text:p text:style-name="First_20_paragraph">Yeah, the "Foo bar" label is cropped. We need a custom <text:span text:style-name="T43">mar</text:span> option here:</text:p>
      <text:p text:style-name="Figure"><draw:frame draw:name="img24" svg:width="0pt" svg:height="0pt"><draw:image xlink:href="Pictures/23.png" xlink:type="simple" xlink:show="embed" xlink:actuate="onLoad"/></draw:frame></text:p>
      <text:p text:style-name="Text_20_body">But wait, we lost the color! Right: unfortunately coloring base R plots is really hackish, <text:span text:style-name="T44">pander</text:span> is adding the <text:span text:style-name="T45">col</text:span> attribute to the calls. If you start to tweak <text:span text:style-name="T46">par</text:span> in a chunk, you should prepare to some unwanted side-effects. Solution:</text:p>
      <text:p text:style-name="Figure"><draw:frame draw:name="img25" svg:width="0pt" svg:height="0pt"><draw:image xlink:href="Pictures/24.png" xlink:type="simple" xlink:show="embed" xlink:actuate="onLoad"/></draw:frame></text:p>
      <text:h text:style-name="Heading_20_3" text:outline-level="3">lattice</text:h>
      <text:p text:style-name="Figure"><draw:frame draw:name="img26" svg:width="0pt" svg:height="0pt"><draw:image xlink:href="Pictures/25.png" xlink:type="simple" xlink:show="embed" xlink:actuate="onLoad"/></draw:frame></text:p>
      <text:h text:style-name="Heading_20_3" text:outline-level="3">ggplot2</text:h>
      <text:p text:style-name="Figure"><draw:frame draw:name="img27" svg:width="0pt" svg:height="0pt"><draw:image xlink:href="Pictures/26.png" xlink:type="simple" xlink:show="embed" xlink:actuate="onLoad"/></draw:frame></text:p>
      <text:h text:style-name="Heading_20_2" text:outline-level="2">Points</text:h>
      <text:h text:style-name="Heading_20_3" text:outline-level="3">Base R plot</text:h>
      <text:p text:style-name="Figure"><draw:frame draw:name="img28" svg:width="0pt" svg:height="0pt"><draw:image xlink:href="Pictures/27.png" xlink:type="simple" xlink:show="embed" xlink:actuate="onLoad"/></draw:frame></text:p>
      <text:h text:style-name="Heading_20_3" text:outline-level="3">lattice</text:h>
      <text:p text:style-name="Figure"><draw:frame draw:name="img29" svg:width="0pt" svg:height="0pt"><draw:image xlink:href="Pictures/28.png" xlink:type="simple" xlink:show="embed" xlink:actuate="onLoad"/></draw:frame></text:p>
      <text:h text:style-name="Heading_20_3" text:outline-level="3">ggplot2</text:h>
      <text:p text:style-name="Figure"><draw:frame draw:name="img30" svg:width="0pt" svg:height="0pt"><draw:image xlink:href="Pictures/29.png" xlink:type="simple" xlink:show="embed" xlink:actuate="onLoad"/></draw:frame></text:p>
      <text:h text:style-name="Heading_20_2" text:outline-level="2">Grouped plot</text:h>
      <text:h text:style-name="Heading_20_3" text:outline-level="3">Base R plot</text:h>
      <text:p text:style-name="First_20_paragraph">I have no idea how to do that besides manually adding <text:span text:style-name="T47">points</text:span>.</text:p>
      <text:h text:style-name="Heading_20_3" text:outline-level="3">lattice</text:h>
      <text:p text:style-name="Figure"><draw:frame draw:name="img31" svg:width="0pt" svg:height="0pt"><draw:image xlink:href="Pictures/30.png" xlink:type="simple" xlink:show="embed" xlink:actuate="onLoad"/></draw:frame></text:p>
      <text:h text:style-name="Heading_20_3" text:outline-level="3">ggplot2</text:h>
      <text:p text:style-name="Figure"><draw:frame draw:name="img32" svg:width="0pt" svg:height="0pt"><draw:image xlink:href="Pictures/31.png" xlink:type="simple" xlink:show="embed" xlink:actuate="onLoad"/></draw:frame></text:p>
      <text:h text:style-name="Heading_20_2" text:outline-level="2">Facets</text:h>
      <text:h text:style-name="Heading_20_3" text:outline-level="3">Base R plot</text:h>
      <text:p text:style-name="First_20_paragraph">I have no idea how to do that besides <text:span text:style-name="T48">par(mfrow=c(foo, bar))</text:span>.</text:p>
      <text:h text:style-name="Heading_20_3" text:outline-level="3">lattice</text:h>
      <text:p text:style-name="Figure"><draw:frame draw:name="img33" svg:width="0pt" svg:height="0pt"><draw:image xlink:href="Pictures/32.png" xlink:type="simple" xlink:show="embed" xlink:actuate="onLoad"/></draw:frame></text:p>
      <text:h text:style-name="Heading_20_3" text:outline-level="3">ggplot2</text:h>
      <text:p text:style-name="Figure"><draw:frame draw:name="img34" svg:width="0pt" svg:height="0pt"><draw:image xlink:href="Pictures/33.png" xlink:type="simple" xlink:show="embed" xlink:actuate="onLoad"/></draw:frame></text:p>
      <text:h text:style-name="Heading_20_2" text:outline-level="2">Boxplot</text:h>
      <text:h text:style-name="Heading_20_3" text:outline-level="3">Base R plot</text:h>
      <text:p text:style-name="Figure"><draw:frame draw:name="img35" svg:width="0pt" svg:height="0pt"><draw:image xlink:href="Pictures/34.png" xlink:type="simple" xlink:show="embed" xlink:actuate="onLoad"/></draw:frame></text:p>
      <text:h text:style-name="Heading_20_3" text:outline-level="3">lattice</text:h>
      <text:p text:style-name="Figure"><draw:frame draw:name="img36" svg:width="0pt" svg:height="0pt"><draw:image xlink:href="Pictures/35.png" xlink:type="simple" xlink:show="embed" xlink:actuate="onLoad"/></draw:frame></text:p>
      <text:h text:style-name="Heading_20_3" text:outline-level="3">ggplot2</text:h>
      <text:p text:style-name="Figure"><draw:frame draw:name="img37" svg:width="0pt" svg:height="0pt"><draw:image xlink:href="Pictures/36.png" xlink:type="simple" xlink:show="embed" xlink:actuate="onLoad"/></draw:frame></text:p>
      <text:h text:style-name="Heading_20_2" text:outline-level="2">Lines</text:h>
      <text:h text:style-name="Heading_20_3" text:outline-level="3">Base R plot</text:h>
      <text:p text:style-name="Figure"><draw:frame draw:name="img38" svg:width="0pt" svg:height="0pt"><draw:image xlink:href="Pictures/37.png" xlink:type="simple" xlink:show="embed" xlink:actuate="onLoad"/></draw:frame></text:p>
      <text:h text:style-name="Heading_20_3" text:outline-level="3">lattice</text:h>
      <text:p text:style-name="Figure"><draw:frame draw:name="img39" svg:width="0pt" svg:height="0pt"><draw:image xlink:href="Pictures/38.png" xlink:type="simple" xlink:show="embed" xlink:actuate="onLoad"/></draw:frame></text:p>
      <text:h text:style-name="Heading_20_3" text:outline-level="3">ggplot2</text:h>
      <text:p text:style-name="Figure"><draw:frame draw:name="img40" svg:width="0pt" svg:height="0pt"><draw:image xlink:href="Pictures/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